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font-name="Times New Roman1" fo:font-size="12pt" style:font-size-asian="12pt" style:font-size-complex="12pt"/>
    </style:style>
    <style:style style:name="P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5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6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7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8" style:family="paragraph" style:parent-style-name="Default_7e_LT_7e_Untertitel" style:list-style-name="L1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9" style:family="paragraph" style:parent-style-name="Default_7e_LT_7e_Untertitel" style:list-style-name="L2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0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11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12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13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1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15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16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normal" style:letter-kerning="true" style:font-name-asian="Tahoma" style:font-size-asian="6pt" style:font-style-asian="normal" style:font-weight-asian="normal" style:font-name-complex="Tahoma" style:font-size-complex="6pt" style:font-style-complex="normal" style:font-weight-complex="normal" style:text-emphasize="none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fo:font-style="italic" fo:text-shadow="none" style:text-underline-style="none" fo:font-weight="normal" style:letter-kerning="true" style:font-name-asian="Tahoma" style:font-style-asian="italic" style:font-weight-asian="normal" style:font-name-complex="Tahoma" style:font-style-complex="italic" style:font-weight-complex="normal" style:text-emphasize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ctor2 Revisited by Example</text:p>
      <text:p text:style-name="P1">by Bill la Forge, 2014</text:p>
      <text:p text:style-name="P1"/>
      <text:p text:style-name="P3"><text:span text:style-name="T1">JActor2 is a robust and high-performance </text:span><text:span text:style-name="T2">alternative to threads and locks. </text:span><text:span text:style-name="T1">Jactor2 Revisited focuses on a subset of the </text:span><text:span text:style-name="T2">API that is easy to learn but reasonably comprehensive.</text:span></text:p>
      <text:p text:style-name="P4"/>
      <text:p text:style-name="P6">The HelloWorld Example</text:p>
      <text:p text:style-name="P4"/>
      <text:p text:style-name="P7">package org.agilewiki.jactor2.core.revisited;</text:p>
      <text:p text:style-name="P7"/>
      <text:p text:style-name="P7">import org.agilewiki.jactor2.core.blades.IsolationBladeBase;</text:p>
      <text:p text:style-name="P7">import org.agilewiki.jactor2.core.impl.Plant;</text:p>
      <text:p text:style-name="P7">import org.agilewiki.jactor2.core.requests.AsyncResponseProcessor;</text:p>
      <text:p text:style-name="P7">import org.agilewiki.jactor2.core.requests.impl.AsyncRequestImpl;</text:p>
      <text:p text:style-name="P7"/>
      <text:p text:style-name="P7">public class HelloWorld extends IsolationBladeBase {</text:p>
      <text:p text:style-name="P7"/>
      <text:p text:style-name="P7"><text:s text:c="4"/>public static void main(final String[] args) throws Exception {</text:p>
      <text:p text:style-name="P7"><text:s text:c="8"/>new Plant();</text:p>
      <text:p text:style-name="P7"><text:s text:c="8"/>new HelloWorld();</text:p>
      <text:p text:style-name="P7"><text:s text:c="8"/>System.out.println("initialized");</text:p>
      <text:p text:style-name="P7"><text:s text:c="4"/>}</text:p>
      <text:p text:style-name="P7"/>
      <text:p text:style-name="P7"><text:s text:c="4"/>public HelloWorld() throws Exception {</text:p>
      <text:p text:style-name="P7"><text:s text:c="8"/>new AIO("run") {</text:p>
      <text:p text:style-name="P7"><text:s text:c="12"/>@Override</text:p>
      <text:p text:style-name="P7"><text:s text:c="12"/>protected void processAsyncOperation(final AsyncRequestImpl _asyncRequestImpl,</text:p>
      <text:p text:style-name="P7"><text:s text:c="24"/>final AsyncResponseProcessor&lt;Void&gt; _asyncResponseProcessor)</text:p>
      <text:p text:style-name="P7"><text:s text:c="20"/>throws Exception {</text:p>
      <text:p text:style-name="P7"><text:s text:c="16"/>System.out.println("Hello world!");</text:p>
      <text:p text:style-name="P7"><text:s text:c="16"/>Plant.close();</text:p>
      <text:p text:style-name="P7"><text:s text:c="16"/>System.out.println("finished");</text:p>
      <text:p text:style-name="P7"><text:s text:c="12"/>}</text:p>
      <text:p text:style-name="P7"><text:s text:c="8"/>}.signal();</text:p>
      <text:p text:style-name="P7"><text:s text:c="4"/>}</text:p>
      <text:p text:style-name="P7">}</text:p>
      <text:p text:style-name="P7"/>
      <text:p text:style-name="P5">Output:</text:p>
      <text:p text:style-name="P4"/>
      <text:p text:style-name="P7">initialized</text:p>
      <text:p text:style-name="P7">Hello world!</text:p>
      <text:p text:style-name="P7">finished</text:p>
      <text:p text:style-name="P4"/>
      <text:p text:style-name="P3"><text:span text:style-name="T2">The </text:span><text:span text:style-name="T3">HelloWorld</text:span><text:span text:style-name="T2"> class is a </text:span><text:span text:style-name="T3">Blade</text:span><text:span text:style-name="T2">. It has a </text:span><text:span text:style-name="T3">Reactor</text:span><text:span text:style-name="T2"> that is created when the default constructor of </text:span><text:span text:style-name="T3">IsolationBladeBase</text:span><text:span text:style-name="T2"> is called.</text:span></text:p>
      <text:p text:style-name="P4"/>
      <text:p text:style-name="P7"><text:s text:c="4"/>public static void main(final String[] args) throws Exception {</text:p>
      <text:p text:style-name="P7"><text:s text:c="8"/>new Plant();</text:p>
      <text:p text:style-name="P7"><text:s text:c="8"/>new HelloWorld();</text:p>
      <text:p text:style-name="P7"><text:s text:c="8"/>System.out.println("initialized");</text:p>
      <text:p text:style-name="P7"><text:s text:c="4"/>}</text:p>
      <text:p text:style-name="P7"/>
      <text:p text:style-name="P3"><text:span text:style-name="T2">The </text:span><text:span text:style-name="T3">main</text:span><text:span text:style-name="T2"> method does three things:</text:span></text:p>
      <text:list xml:id="list9046812084635077865" text:style-name="L1">
        <text:list-item>
          <text:p text:style-name="P8"><text:span text:style-name="T2">An instance of </text:span><text:span text:style-name="T3">Plant</text:span><text:span text:style-name="T2"> is created. This provides the operating environment and configuration for the reactors.</text:span></text:p>
        </text:list-item>
        <text:list-item>
          <text:p text:style-name="P8"><text:span text:style-name="T2">An instance of </text:span><text:span text:style-name="T3">HelloWorld</text:span><text:span text:style-name="T2"> is created. And</text:span></text:p>
        </text:list-item>
        <text:list-item>
          <text:p text:style-name="P8"><text:span text:style-name="T2">The line </text:span><text:span text:style-name="T3">initialized</text:span><text:span text:style-name="T2"> is printed, as this completes the program initialization.</text:span></text:p>
        </text:list-item>
      </text:list>
      <text:p text:style-name="P4"/>
      <text:p text:style-name="P7"><text:s text:c="4"/>public HelloWorld() throws Exception {</text:p>
      <text:p text:style-name="P7"><text:s text:c="8"/>new AIO("run") {</text:p>
      <text:p text:style-name="P7"><text:s text:c="12"/>@Override</text:p>
      <text:p text:style-name="P7"><text:s text:c="12"/>protected void processAsyncOperation(final AsyncRequestImpl _asyncRequestImpl,</text:p>
      <text:p text:style-name="P7"><text:s text:c="24"/>final AsyncResponseProcessor&lt;Void&gt; _asyncResponseProcessor)</text:p>
      <text:p text:style-name="P7"><text:s text:c="20"/>throws Exception {</text:p>
      <text:p text:style-name="P7"><text:s text:c="16"/>System.out.println("Hello world!");</text:p>
      <text:p text:style-name="P7"><text:s text:c="16"/>Plant.close();</text:p>
      <text:p text:style-name="P7"><text:s text:c="16"/>System.out.println("finished");</text:p>
      <text:p text:style-name="P7"><text:s text:c="12"/>}</text:p>
      <text:p text:style-name="P7"><text:soft-page-break/><text:s text:c="8"/>}.signal();</text:p>
      <text:p text:style-name="P7"><text:s text:c="4"/>}</text:p>
      <text:p text:style-name="P7"/>
      <text:p text:style-name="P3"><text:span text:style-name="T2">The constructor creates a </text:span><text:span text:style-name="T3">run</text:span><text:span text:style-name="T2"> signal which is passed to the </text:span><text:span text:style-name="T3">HelloWorld Blade</text:span><text:span text:style-name="T2"> via its </text:span><text:span text:style-name="T3">Reactor</text:span><text:span text:style-name="T2">. On receipt of this signal, the </text:span><text:span text:style-name="T3">Blade</text:span><text:span text:style-name="T2"> prints the line </text:span><text:span text:style-name="T3">Hello world!</text:span><text:span text:style-name="T2">, closes the operating environment and then prints the line </text:span><text:span text:style-name="T3">finished</text:span><text:span text:style-name="T2">.</text:span></text:p>
      <text:p text:style-name="P4"/>
      <text:p text:style-name="P5">Notes:</text:p>
      <text:list xml:id="list2812702448280976085" text:style-name="L2">
        <text:list-item>
          <text:p text:style-name="P9"><text:span text:style-name="T2">The </text:span><text:span text:style-name="T3">AIO.signal</text:span><text:span text:style-name="T2"> method can be called from any thread and within any context. In this case the method was called from the main thread.</text:span></text:p>
        </text:list-item>
        <text:list-item>
          <text:p text:style-name="P9"><text:span text:style-name="T3">AIO</text:span><text:span text:style-name="T2"> is a nested class, defined in one of the super classes of </text:span><text:span text:style-name="T3">HelloWorld</text:span><text:span text:style-name="T2">. This is how the </text:span><text:span text:style-name="T3">signal</text:span><text:span text:style-name="T2"> method accesses the </text:span><text:span text:style-name="T3">Reactor</text:span><text:span text:style-name="T2"> of </text:span><text:span text:style-name="T3">HelloWorld</text:span><text:span text:style-name="T2">.</text:span></text:p>
        </text:list-item>
      </text:list>
      <text:p text:style-name="P4"/>
      <text:p text:style-name="P6">The Worker Blade</text:p>
      <text:p text:style-name="P4"/>
      <text:p text:style-name="P7">package org.agilewiki.jactor2.core.revisited;</text:p>
      <text:p text:style-name="P7"/>
      <text:p text:style-name="P7">import org.agilewiki.jactor2.core.blades.IsolationBladeBase;</text:p>
      <text:p text:style-name="P7">import org.agilewiki.jactor2.core.requests.AsyncResponseProcessor;</text:p>
      <text:p text:style-name="P7">import org.agilewiki.jactor2.core.requests.impl.AsyncRequestImpl;</text:p>
      <text:p text:style-name="P7"/>
      <text:p text:style-name="P7">public class Worker extends IsolationBladeBase {</text:p>
      <text:p text:style-name="P7"><text:s text:c="4"/>public final String id;</text:p>
      <text:p text:style-name="P7"><text:s text:c="4"/>private int count;</text:p>
      <text:p text:style-name="P7"/>
      <text:p text:style-name="P7"><text:s text:c="4"/>public Worker(final int _id) throws Exception {</text:p>
      <text:p text:style-name="P7"><text:s text:c="8"/>id = "Worker" + _id;</text:p>
      <text:p text:style-name="P7"><text:s text:c="4"/>}</text:p>
      <text:p text:style-name="P7"/>
      <text:p text:style-name="P7"><text:s text:c="4"/>public int getCount() {</text:p>
      <text:p text:style-name="P7"><text:s text:c="8"/>return count;</text:p>
      <text:p text:style-name="P7"><text:s text:c="4"/>}</text:p>
      <text:p text:style-name="P7"/>
      <text:p text:style-name="P7"><text:s text:c="4"/>public AO&lt;Void&gt; run(final long _iterations, final int _timeoutMillis) {</text:p>
      <text:p text:style-name="P7"><text:s text:c="8"/>return new AO&lt;Void&gt;("run" + id) {</text:p>
      <text:p text:style-name="P7"/>
      <text:p text:style-name="P7"><text:s text:c="12"/>@Override</text:p>
      <text:p text:style-name="P7"><text:s text:c="12"/>protected void processAsyncOperation(final AsyncRequestImpl _asyncRequestImpl,</text:p>
      <text:p text:style-name="P7"><text:s text:c="24"/>final AsyncResponseProcessor&lt;Void&gt; _asyncResponseProcessor)</text:p>
      <text:p text:style-name="P7"><text:s text:c="20"/>throws Exception {</text:p>
      <text:p text:style-name="P7"><text:s text:c="16"/>_asyncRequestImpl.setMessageTimeoutMillis(_timeoutMillis);</text:p>
      <text:p text:style-name="P7"><text:s text:c="16"/>System.out.println(id + ": started <text:s/>" + count++);</text:p>
      <text:p text:style-name="P7"><text:s text:c="16"/>for (long i = 0L; i &lt; _iterations; i++);</text:p>
      <text:p text:style-name="P7"><text:s text:c="16"/>System.out.println(id + ": finished " + count);</text:p>
      <text:p text:style-name="P7"><text:s text:c="16"/>_asyncResponseProcessor.processAsyncResponse(null);</text:p>
      <text:p text:style-name="P7"><text:s text:c="12"/>}</text:p>
      <text:p text:style-name="P7"><text:s text:c="8"/>};</text:p>
      <text:p text:style-name="P7"><text:s text:c="4"/>}</text:p>
      <text:p text:style-name="P7">}</text:p>
      <text:p text:style-name="P4"/>
      <text:p text:style-name="P4">The <text:span text:style-name="T4">Worker</text:span> blade is useful for simulating a CPU load and we will use it in a number of examples. It has one operation, <text:span text:style-name="T4">run</text:span>, which returns an Asynchronous Operation, <text:span text:style-name="T4">AO</text:span>, that can be used to pass the <text:span text:style-name="T4">run</text:span> request to <text:span text:style-name="T4">Worker</text:span>.</text:p>
      <text:p text:style-name="P4"/>
      <text:p text:style-name="P4">Like <text:span text:style-name="T4">AIO</text:span>, <text:span text:style-name="T4">AO</text:span> is defined as a nested <text:span text:style-name="T4">class</text:span> in a super class of <text:span text:style-name="T4">Worker</text:span>, which again is how it can access the <text:span text:style-name="T4">Reactor</text:span> of <text:span text:style-name="T4">Worker</text:span>. But unlike <text:span text:style-name="T4">AIO</text:span>, <text:span text:style-name="T4">AO</text:span> can not be used to send a signal. (This is the only difference—<text:span text:style-name="T4">AO</text:span> is the super class of <text:span text:style-name="T4">AIO</text:span>.)</text:p>
      <text:p text:style-name="P4"/>
      <text:p text:style-name="P4">Note that <text:span text:style-name="T4">count</text:span>, which is the number of times a run request has been received, is <text:span text:style-name="T4">private</text:span> and is only updated when processing a request, <text:span text:style-name="T4">run</text:span>. This means that there will be no race conditions for <text:span text:style-name="T4">count</text:span>, as requests are processed strictly one at a time.</text:p>
      <text:p text:style-name="P4"/>
      <text:p text:style-name="P4">We have not yet covered the <text:span text:style-name="T4">AsyncRequestImpl.setMessageTimeoutMillis</text:span> method, but we will do that when covering some examples that use <text:span text:style-name="T4">Worker</text:span>.</text:p>
      <text:p text:style-name="P4"/>
      <text:p text:style-name="P6"><text:soft-page-break/>The Simple Example</text:p>
      <text:p text:style-name="P4"/>
      <text:p text:style-name="P7">package org.agilewiki.jactor2.core.revisited;</text:p>
      <text:p text:style-name="P7"/>
      <text:p text:style-name="P7">import org.agilewiki.jactor2.core.blades.IsolationBladeBase;</text:p>
      <text:p text:style-name="P7">import org.agilewiki.jactor2.core.impl.Plant;</text:p>
      <text:p text:style-name="P7">import org.agilewiki.jactor2.core.requests.AsyncResponseProcessor;</text:p>
      <text:p text:style-name="P7">import org.agilewiki.jactor2.core.requests.impl.AsyncRequestImpl;</text:p>
      <text:p text:style-name="P7"/>
      <text:p text:style-name="P7">public class Simple extends IsolationBladeBase {</text:p>
      <text:p text:style-name="P7"/>
      <text:p text:style-name="P7"><text:s text:c="4"/>public static void main(final String[] args) throws Exception {</text:p>
      <text:p text:style-name="P7"><text:s text:c="8"/>new Plant();</text:p>
      <text:p text:style-name="P7"><text:s text:c="8"/>new Simple();</text:p>
      <text:p text:style-name="P7"><text:s text:c="8"/>System.out.println("initialized");</text:p>
      <text:p text:style-name="P7"><text:s text:c="4"/>}</text:p>
      <text:p text:style-name="P7"/>
      <text:p text:style-name="P7"><text:s text:c="4"/>public Simple() throws Exception {</text:p>
      <text:p text:style-name="P7"><text:s text:c="8"/>new AIO("run") {</text:p>
      <text:p text:style-name="P7"><text:s text:c="12"/>@Override</text:p>
      <text:p text:style-name="P7"><text:s text:c="12"/>protected void processAsyncOperation(final AsyncRequestImpl _asyncRequestImpl,</text:p>
      <text:p text:style-name="P7"><text:s text:c="24"/>final AsyncResponseProcessor&lt;Void&gt; _asyncResponseProcessor)</text:p>
      <text:p text:style-name="P7"><text:s text:c="20"/>throws Exception {</text:p>
      <text:p text:style-name="P7"><text:s text:c="16"/>AsyncResponseProcessor&lt;Void&gt; runResponseProcessor = </text:p>
      <text:p text:style-name="P7"><text:s text:c="24"/>new AsyncResponseProcessor&lt;Void&gt;() {</text:p>
      <text:p text:style-name="P7"><text:s text:c="20"/>@Override</text:p>
      <text:p text:style-name="P7"><text:s text:c="20"/>public void processAsyncResponse(Void _response) throws Exception {</text:p>
      <text:p text:style-name="P7"><text:s text:c="24"/>Plant.close();</text:p>
      <text:p text:style-name="P7"><text:s text:c="24"/>System.out.println("finished");</text:p>
      <text:p text:style-name="P7"><text:s text:c="20"/>}</text:p>
      <text:p text:style-name="P7"><text:s text:c="16"/>};</text:p>
      <text:p text:style-name="P7"><text:s text:c="16"/>_asyncRequestImpl.send(new Worker(0).run(100000000L, -1), runResponseProcessor);</text:p>
      <text:p text:style-name="P7"><text:s text:c="12"/>}</text:p>
      <text:p text:style-name="P7"><text:s text:c="8"/>}.signal();</text:p>
      <text:p text:style-name="P7"><text:s text:c="4"/>}</text:p>
      <text:p text:style-name="P7">}</text:p>
      <text:p text:style-name="P4"/>
      <text:p text:style-name="P5">Output:</text:p>
      <text:p text:style-name="P4"/>
      <text:p text:style-name="P7">initialized</text:p>
      <text:p text:style-name="P7">Worker0: started <text:s/>0</text:p>
      <text:p text:style-name="P7">Worker0: finished 1</text:p>
      <text:p text:style-name="P7">finished</text:p>
      <text:p text:style-name="P4"/>
      <text:p text:style-name="P4">The <text:span text:style-name="T4">Simple</text:span> <text:span text:style-name="T4">Blade</text:span> sends a <text:span text:style-name="T4">run</text:span> request to a <text:span text:style-name="T4">Worker</text:span> and then processes the response message. But note that it is while processing the <text:span text:style-name="T4">run</text:span> signal sent to <text:span text:style-name="T4">Simple</text:span> that the <text:span text:style-name="T4">AsyncRequestImpl.send</text:span> method is called.The <text:span text:style-name="T4">send</text:span> method can not be called except while processing a message. The <text:span text:style-name="T4">send</text:span> method takes two arguments: the request to be sent and an <text:span text:style-name="T4">AsyncResponseProcessor</text:span> object used to process the response message.</text:p>
      <text:p text:style-name="P4"/>
      <text:p text:style-name="P6">The Timeout Example</text:p>
      <text:p text:style-name="P4"/>
      <text:p text:style-name="P15">package org.agilewiki.jactor2.core.revisited;</text:p>
      <text:p text:style-name="P15"/>
      <text:p text:style-name="P15">import org.agilewiki.jactor2.core.blades.IsolationBladeBase;</text:p>
      <text:p text:style-name="P15">import org.agilewiki.jactor2.core.impl.Plant;</text:p>
      <text:p text:style-name="P15">import org.agilewiki.jactor2.core.requests.AsyncResponseProcessor;</text:p>
      <text:p text:style-name="P15">import org.agilewiki.jactor2.core.requests.impl.AsyncRequestImpl;</text:p>
      <text:p text:style-name="P15"/>
      <text:p text:style-name="P15">public class Timeout extends IsolationBladeBase {</text:p>
      <text:p text:style-name="P15"/>
      <text:p text:style-name="P15"><text:s text:c="4"/>public static void main(final String[] args) throws Exception {</text:p>
      <text:p text:style-name="P15"><text:s text:c="8"/>new Plant();</text:p>
      <text:p text:style-name="P15"><text:s text:c="8"/>new Timeout();</text:p>
      <text:p text:style-name="P15"><text:s text:c="8"/>System.out.println("initialized");</text:p>
      <text:p text:style-name="P15"><text:s text:c="4"/>}</text:p>
      <text:p text:style-name="P15"/>
      <text:p text:style-name="P15"><text:s text:c="4"/>public Timeout() throws Exception {</text:p>
      <text:p text:style-name="P15"><text:s text:c="8"/>new AIO("run") {</text:p>
      <text:p text:style-name="P15"><text:s text:c="12"/>@Override</text:p>
      <text:p text:style-name="P15"><text:s text:c="12"/>protected void processAsyncOperation(final AsyncRequestImpl _asyncRequestImpl,</text:p>
      <text:p text:style-name="P15"><text:s text:c="24"/>final AsyncResponseProcessor&lt;Void&gt; _asyncResponseProcessor)</text:p>
      <text:p text:style-name="P15"><text:soft-page-break/><text:s text:c="20"/>throws Exception {</text:p>
      <text:p text:style-name="P15"><text:s text:c="16"/>AsyncResponseProcessor&lt;Void&gt; runResponseProcessor = </text:p>
      <text:p text:style-name="P15"><text:s text:c="24"/>new AsyncResponseProcessor&lt;Void&gt;() {</text:p>
      <text:p text:style-name="P15"><text:s text:c="20"/>@Override</text:p>
      <text:p text:style-name="P15"><text:s text:c="20"/>public void processAsyncResponse(Void _response) throws Exception {</text:p>
      <text:p text:style-name="P15"><text:s text:c="24"/>Plant.close();</text:p>
      <text:p text:style-name="P15"><text:s text:c="24"/>System.out.println("finished");</text:p>
      <text:p text:style-name="P15"><text:s text:c="20"/>}</text:p>
      <text:p text:style-name="P15"><text:s text:c="16"/>};</text:p>
      <text:p text:style-name="P15"><text:s text:c="16"/>_asyncRequestImpl.send(new Worker(0).run(<text:span text:style-name="T5">10000000000L</text:span>, -1), runResponseProcessor);</text:p>
      <text:p text:style-name="P15"><text:s text:c="12"/>}</text:p>
      <text:p text:style-name="P15"><text:s text:c="8"/>}.signal();</text:p>
      <text:p text:style-name="P15"><text:s text:c="4"/>}</text:p>
      <text:p text:style-name="P15">}</text:p>
      <text:p text:style-name="P12"/>
      <text:p text:style-name="P5">Output:</text:p>
      <text:p text:style-name="P4"/>
      <text:p text:style-name="P16">initialized</text:p>
      <text:p text:style-name="P16">Worker0: started <text:s/>0</text:p>
      <text:p text:style-name="P16">[pool-1-thread-2] ERROR org.agilewiki.jactor2.core.reactors.Reactor - message timeout -&gt; reactor close</text:p>
      <text:p text:style-name="P16">[Thread-1] WARN org.agilewiki.jactor2.core.reactors.Reactor - Uncaught throwable</text:p>
      <text:p text:style-name="P16">[pool-1-thread-2] ERROR org.agilewiki.jactor2.core.reactors.Reactor - hung thread</text:p>
      <text:p text:style-name="P16">message=runWorker0, isComplete=true, isOneWay=false, source=org.agilewiki.jactor2.core.impl.mtReactors.IsolationReactorMtImpl@1, target=org.agilewiki.jactor2.core.impl.mtReactors.IsolationReactorMtImpl@2, this=class org.agilewiki.jactor2.core.impl.mtRequests.AsyncRequestMtImpl#41de9139</text:p>
      <text:p text:style-name="P16">message=run, isComplete=true, isOneWay=true, source=null, target=org.agilewiki.jactor2.core.impl.mtReactors.IsolationReactorMtImpl@1, this=class org.agilewiki.jactor2.core.impl.mtRequests.AsyncRequestMtImpl#6bb97f10</text:p>
      <text:p text:style-name="P16">[pool-1-thread-2] ERROR org.agilewiki.jactor2.core.reactors.Reactor - hung thread -&gt; plant exit</text:p>
      <text:p text:style-name="P16">org.agilewiki.jactor2.core.reactors.ReactorClosedException</text:p>
      <text:p text:style-name="P16"><text:tab/>at org.agilewiki.jactor2.core.impl.mtRequests.RequestMtImpl.close(RequestMtImpl.java:366)</text:p>
      <text:p text:style-name="P16"><text:tab/>at org.agilewiki.jactor2.core.impl.mtRequests.AsyncRequestMtImpl.close(AsyncRequestMtImpl.java:331)</text:p>
      <text:p text:style-name="P16"><text:tab/>at org.agilewiki.jactor2.core.impl.mtReactors.ReactorMtImpl.fail(ReactorMtImpl.java:298)</text:p>
      <text:p text:style-name="P16"><text:tab/>at org.agilewiki.jactor2.core.impl.mtPlant.Recovery.onMessageTimeout(Recovery.java:46)</text:p>
      <text:p text:style-name="P16"><text:tab/>at org.agilewiki.jactor2.core.impl.mtReactors.ReactorMtImpl.reactorPoll(ReactorMtImpl.java:624)</text:p>
      <text:p text:style-name="P16"><text:tab/>at org.agilewiki.jactor2.core.impl.mtReactors.ReactorMtImpl.reactorPoll(ReactorMtImpl.java:634)</text:p>
      <text:p text:style-name="P16"><text:tab/>at org.agilewiki.jactor2.core.impl.mtPlant.PlantMtImpl$1.run(PlantMtImpl.java:283)</text:p>
      <text:p text:style-name="P16"><text:tab/>at java.util.concurrent.Executors$RunnableAdapter.call(Executors.java:511)</text:p>
      <text:p text:style-name="P16"><text:tab/>at java.util.concurrent.FutureTask.runAndReset(FutureTask.java:308)</text:p>
      <text:p text:style-name="P16"><text:tab/>at java.util.concurrent.ScheduledThreadPoolExecutor$ScheduledFutureTask.access$301(ScheduledThreadPoolExecutor.java:180)</text:p>
      <text:p text:style-name="P16"><text:tab/>at java.util.concurrent.ScheduledThreadPoolExecutor$ScheduledFutureTask.run(ScheduledThreadPoolExecutor.java:294)</text:p>
      <text:p text:style-name="P16"><text:tab/>at java.util.concurrent.ThreadPoolExecutor.runWorker(ThreadPoolExecutor.java:1142)</text:p>
      <text:p text:style-name="P16"><text:tab/>at java.util.concurrent.ThreadPoolExecutor$Worker.run(ThreadPoolExecutor.java:617)</text:p>
      <text:p text:style-name="P16"><text:tab/>at java.lang.Thread.run(Thread.java:745)</text:p>
      <text:p text:style-name="P16"/>
      <text:p text:style-name="P4">In the <text:span text:style-name="T4">Timeout</text:span> example, the number of iterations that <text:span text:style-name="T4">Worker</text:span> is told to perform has been increased to 10 billion. The result is that the message times out and the <text:span text:style-name="T4">Worker</text:span> <text:span text:style-name="T4">Reactor</text:span> is closed because the thread is hung. This unanticipated exception causes the <text:span text:style-name="T4">Timeout</text:span> <text:span text:style-name="T4">Reactor</text:span> to <text:span text:style-name="T4">close</text:span> as well and the program exits.</text:p>
      <text:p text:style-name="P4"/>
      <text:p text:style-name="P4">Most messages do not take long to process, so the default timeout is only a few seconds.</text:p>
      <text:p text:style-name="P4"/>
      <text:p text:style-name="P6">The VerySlow Example</text:p>
      <text:p text:style-name="P4"/>
      <text:p text:style-name="P15">package org.agilewiki.jactor2.core.revisited;</text:p>
      <text:p text:style-name="P15"/>
      <text:p text:style-name="P15">import org.agilewiki.jactor2.core.blades.IsolationBladeBase;</text:p>
      <text:p text:style-name="P15">import org.agilewiki.jactor2.core.impl.Plant;</text:p>
      <text:p text:style-name="P15">import org.agilewiki.jactor2.core.requests.AsyncResponseProcessor;</text:p>
      <text:p text:style-name="P15">import org.agilewiki.jactor2.core.requests.impl.AsyncRequestImpl;</text:p>
      <text:p text:style-name="P15"/>
      <text:p text:style-name="P15">public class VerySlow extends IsolationBladeBase {</text:p>
      <text:p text:style-name="P15"/>
      <text:p text:style-name="P15"><text:s text:c="4"/>public static void main(final String[] args) throws Exception {</text:p>
      <text:p text:style-name="P15"><text:s text:c="8"/>new Plant();</text:p>
      <text:p text:style-name="P15"><text:s text:c="8"/>new VerySlow();</text:p>
      <text:p text:style-name="P15"><text:s text:c="8"/>System.out.println("initialized");</text:p>
      <text:p text:style-name="P15"><text:s text:c="4"/>}</text:p>
      <text:p text:style-name="P15"/>
      <text:p text:style-name="P15"><text:s text:c="4"/>public VerySlow() throws Exception {</text:p>
      <text:p text:style-name="P15"><text:s text:c="8"/>new AIO("run") {</text:p>
      <text:p text:style-name="P15"><text:s text:c="12"/>@Override</text:p>
      <text:p text:style-name="P15"><text:s text:c="12"/>protected void processAsyncOperation(final AsyncRequestImpl _asyncRequestImpl,</text:p>
      <text:p text:style-name="P15"><text:s text:c="24"/>final AsyncResponseProcessor&lt;Void&gt; _asyncResponseProcessor)</text:p>
      <text:p text:style-name="P15"><text:s text:c="20"/>throws Exception {</text:p>
      <text:p text:style-name="P15"><text:s text:c="16"/>AsyncResponseProcessor&lt;Void&gt; runResponseProcessor = </text:p>
      <text:p text:style-name="P15"><text:s text:c="24"/>new AsyncResponseProcessor&lt;Void&gt;() {</text:p>
      <text:p text:style-name="P15"><text:s text:c="20"/>@Override</text:p>
      <text:p text:style-name="P15"><text:s text:c="20"/>public void processAsyncResponse(Void _response) throws Exception {</text:p>
      <text:p text:style-name="P15"><text:s text:c="24"/>Plant.close();</text:p>
      <text:p text:style-name="P15"><text:s text:c="24"/>System.out.println("finished");</text:p>
      <text:p text:style-name="P15"><text:soft-page-break/><text:s text:c="20"/>}</text:p>
      <text:p text:style-name="P15"><text:s text:c="16"/>};</text:p>
      <text:p text:style-name="P15"><text:s text:c="16"/>_asyncRequestImpl.send(new Worker(0).run(<text:span text:style-name="T5">10000000000L</text:span>, 10000),</text:p>
      <text:p text:style-name="P15"><text:s text:c="24"/>runResponseProcessor);</text:p>
      <text:p text:style-name="P15"><text:s text:c="12"/>}</text:p>
      <text:p text:style-name="P15"><text:s text:c="8"/>}.signal();</text:p>
      <text:p text:style-name="P15"><text:s text:c="4"/>}</text:p>
      <text:p text:style-name="P15">}</text:p>
      <text:p text:style-name="P4"/>
      <text:p text:style-name="P5">Output:</text:p>
      <text:p text:style-name="P4"/>
      <text:p text:style-name="P15">initialized</text:p>
      <text:p text:style-name="P15">Worker0: started <text:s/>0</text:p>
      <text:p text:style-name="P15">Worker0: finished 1</text:p>
      <text:p text:style-name="P15">finished</text:p>
      <text:p text:style-name="P4"/>
      <text:p text:style-name="P12">Remember the <text:span text:style-name="T4">AsyncRequestImpl.setMessageTimeoutMillis</text:span> method used in the <text:span text:style-name="T4">Worker</text:span> <text:span text:style-name="T4">run</text:span> request? Until now it has been passed a value of -1, which indicates that the default timeout should be used. In the VerySlow example, a timeout value of 10,000 is used. (10 seconds.) A large timeout value should always be used for messages might take some time to process, to avoid closing reactors needlessly when the system becomes loaded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23M54S</meta:editing-duration>
    <meta:editing-cycles>9</meta:editing-cycles>
    <meta:generator>OpenOffice/4.1.0$Win32 OpenOffice.org_project/410m18$Build-9764</meta:generator>
    <dc:date>2014-12-09T10:51:39.32</dc:date>
    <dc:creator>William  la Forge</dc:creator>
    <meta:document-statistic meta:table-count="0" meta:image-count="0" meta:object-count="0" meta:page-count="5" meta:paragraph-count="223" meta:word-count="1099" meta:character-count="12305"/>
    <meta:user-defined meta:name="Info 1"/>
    <meta:user-defined meta:name="Info 2"/>
    <meta:user-defined meta:name="Info 3"/>
    <meta:user-defined meta:name="Info 4"/>
  </office:meta>
</office:document-meta>
</file>